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ParserVisitor.visit( ASTOrderSpec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serVisitor.visit( ASTSelectList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serVisitor.visit( ASTOrExpression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serVisitor.visit( ASTBracketExpression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serVisitor.visit( ASTLitera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serVisitor.visit( ASTUpperFunction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serVisitor.visit( ASTOrderByClaus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serVisitor.visit( ASTDescendingOrderSpec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serVisitor.visit( ASTLowerFunction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serVisitor.visit( ASTExcerptFunction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serVisitor.visit( ASTQuery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serVisitor.visit( ASTWhereClaus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serVisitor.visit( ASTAscendingOrderSpec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serVisitor.visit( ASTIdentifier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serVisitor.visit( ASTNotExpression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serVisitor.visit( ASTAndExpression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serVisitor.visit( ASTPredicat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serVisitor.visit( ASTFromClaus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serVisitor.visit( ASTContainsExpression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serVisitor.visit( Simple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